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4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9]*[.AC59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1]*[.AC71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2]*[.AC72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4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4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4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4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4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4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4" table:formula="of:=[.AB107]*[.AC107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4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3]*[.AC113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4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4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4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4" table:formula="of:=[.AB131]*[.AC131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4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4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4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4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4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6" calcext:value-type="float">
            <text:p>26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6" calcext:value-type="float">
            <text:p>26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4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2]*[.AC242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11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0" table:formula="of:=IF([.G246]&lt;&gt;&quot;&quot;;MIN([.J246];[.M246];[.P246];[.T246];[.W246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6]*[.AC246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4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4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4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1]*[.AC271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4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4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2]*[.AC282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4" table:formula="of:=[.AB283]*[.AC283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8" calcext:value-type="float">
            <text:p>658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3])" office:value-type="currency" office:currency="EUR" office:value="200.28976" calcext:value-type="currency">
            <text:p>200,2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3" calcext:value-type="float">
            <text:p>1</text:p>
          </table:table-cell>
          <table:table-cell table:style-name="ce164" table:formula="of:=[.AB441]*[.AC441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3" calcext:value-type="float">
            <text:p>1</text:p>
          </table:table-cell>
          <table:table-cell table:style-name="ce164" table:formula="of:=[.AB445]*[.AC445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77" calcext:value-type="float">
            <text:p>2</text:p>
          </table:table-cell>
          <table:table-cell table:style-name="ce164" table:formula="of:=[.AB454]*[.AC454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3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4]+[.AD341]+[.AD393]+[.AD459]" office:value-type="currency" office:currency="EUR" office:value="286.1176" calcext:value-type="currency">
            <text:p>286,12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7.1176" calcext:value-type="currency">
            <text:p>407,1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15:10:46.637708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3T15:27:11.567169117</dc:date>
    <meta:editing-cycles>1706</meta:editing-cycles>
    <meta:editing-duration>P12DT2H24M23S</meta:editing-duration>
    <meta:generator>LibreOffice/5.2.3.3$Linux_X86_64 LibreOffice_project/d54a8868f08a7b39642414cf2c8ef2f228f780cf</meta:generator>
    <meta:document-statistic meta:table-count="1" meta:cell-count="63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